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5.681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729fcf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Stage</text:p>
          </table:table-cell>
          <table:table-cell table:style-name="ce1" office:value-type="string" calcext:value-type="string">
            <text:p>Section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ountain symbol</text:p>
          </table:table-cell>
          <table:table-cell office:value-type="string" calcext:value-type="string">
            <text:p>~3 icons that represent mountainous regions on map</text:p>
          </table:table-cell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Ruin symbol</text:p>
          </table:table-cell>
          <table:table-cell office:value-type="string" calcext:value-type="string">
            <text:p>~6 icons that represent ruins/temple/wrecked ship/abandoned town regions on map</text:p>
          </table:table-cell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Town symbol</text:p>
          </table:table-cell>
          <table:table-cell office:value-type="string" calcext:value-type="string">
            <text:p>~5 icons that represent town/city/village regions on map</text:p>
          </table:table-cell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tronghold symbol</text:p>
          </table:table-cell>
          <table:table-cell office:value-type="string" calcext:value-type="string">
            <text:p>~3 icons that represent fortress/castle/stronghold regions on map</text:p>
          </table:table-cell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Harbor symbol</text:p>
          </table:table-cell>
          <table:table-cell office:value-type="string" calcext:value-type="string">
            <text:p>~3 icons that represent harbor/dock/coastal town regions on map</text:p>
          </table:table-cell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Cave symbol</text:p>
          </table:table-cell>
          <table:table-cell office:value-type="string" calcext:value-type="string">
            <text:p>~3 icons that represent cave regions on map</text:p>
          </table:table-cell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Forest symbol</text:p>
          </table:table-cell>
          <table:table-cell office:value-type="string" calcext:value-type="string">
            <text:p>~3 icons that represent forested/jungle regions on map</text:p>
          </table:table-cell>
        </table:table-row>
        <table:table-row table:style-name="ro2">
          <table:table-cell office:value-type="string" calcext:value-type="string">
            <text:p>Til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background</text:p>
          </table:table-cell>
          <table:table-cell office:value-type="string" calcext:value-type="string">
            <text:p>Seamless background tiles that will be used as the “paper” texture for land area on maps</text:p>
          </table:table-cell>
        </table:table-row>
        <table:table-row table:style-name="ro2">
          <table:table-cell office:value-type="string" calcext:value-type="string">
            <text:p>Til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Water background</text:p>
          </table:table-cell>
          <table:table-cell office:value-type="string" calcext:value-type="string">
            <text:p>Seamless background tiles that will be used as the “paper” texture for water area on maps</text:p>
          </table:table-cell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Compass rose</text:p>
          </table:table-cell>
          <table:table-cell office:value-type="string" calcext:value-type="string">
            <text:p>Old school compass rose to give the map a legit feel</text:p>
          </table:table-cell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Bridge symbol</text:p>
          </table:table-cell>
          <table:table-cell office:value-type="string" calcext:value-type="string">
            <text:p>For connecting areas; only up-down and left-right (no diagonals)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Barbarian symbol</text:p>
          </table:table-cell>
          <table:table-cell office:value-type="string" calcext:value-type="string">
            <text:p>See <text:a xlink:href="https://www.dndbeyond.com/classes" xlink:type="simple">https://www.dndbeyond.com/classes</text:a> for examples</text:p>
          </table:table-cell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Bard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leric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Druid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ighter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onk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aladin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Ranger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Rogue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orcerer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arlock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izard symbol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inor Encounter symbol</text:p>
          </table:table-cell>
          <table:table-cell office:value-type="string" calcext:value-type="string">
            <text:p>Symbol displayed in event details</text:p>
          </table:table-cell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Major Encounter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NPC Discussion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rap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Treasure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Boss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Party Interaction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uccess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Neutral symbol</text:p>
          </table:table-cell>
          <table:table-cell/>
        </table:table-row>
        <table:table-row table:style-name="ro2">
          <table:table-cell office:value-type="string" calcext:value-type="string">
            <text:p>Sprite</text:p>
          </table:table-cell>
          <table:table-cell office:value-type="string" calcext:value-type="string">
            <text:p>MVP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Failure symbo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5T18:25:26.220000000</meta:creation-date>
    <meta:generator>LibreOffice/6.3.4.2$Windows_X86_64 LibreOffice_project/60da17e045e08f1793c57c00ba83cdfce946d0aa</meta:generator>
    <dc:date>2020-06-15T18:53:20.827000000</dc:date>
    <meta:editing-duration>PT27M47S</meta:editing-duration>
    <meta:editing-cycles>15</meta:editing-cycles>
    <meta:document-statistic meta:table-count="1" meta:cell-count="150" meta:object-count="0"/>
  </office:meta>
</office:document-meta>
</file>